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paragraph-properties fo:text-align="end"/>
      <style:text-properties fo:font-size="11pt" style:font-size-asian="11pt" style:font-size-complex="11pt"/>
    </style:style>
    <style:style style:name="P18" style:parent-style-name="Základnítext" style:family="paragraph">
      <style:paragraph-properties fo:text-align="end"/>
      <style:text-properties fo:font-size="11pt" style:font-size-asian="11pt" style:font-size-complex="11pt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P22" style:parent-style-name="Normální" style:family="paragraph">
      <style:paragraph-properties fo:text-align="justify"/>
    </style:style>
    <style:style style:name="P23" style:parent-style-name="Normální" style:family="paragraph">
      <style:paragraph-properties fo:text-align="justify"/>
    </style:style>
    <style:style style:name="T24" style:parent-style-name="Standardnípísmoodstavce" style:family="text">
      <style:text-properties fo:font-weight="bold" style:font-weight-asian="bold"/>
    </style:style>
    <style:style style:name="T25" style:parent-style-name="Standardnípísmoodstavce" style:family="text">
      <style:text-properties fo:font-weight="bold" style:font-weight-asian="bold"/>
    </style:style>
    <style:style style:name="P26" style:parent-style-name="Normální" style:family="paragraph">
      <style:paragraph-properties fo:text-align="justify"/>
      <style:text-properties fo:font-weight="bold" style:font-weight-asian="bold"/>
    </style:style>
    <style:style style:name="P27" style:parent-style-name="Normální" style:family="paragraph">
      <style:paragraph-properties fo:text-align="justify"/>
    </style:style>
    <style:style style:name="P28" style:parent-style-name="Normální" style:family="paragraph">
      <style:paragraph-properties fo:text-align="justify"/>
    </style:style>
    <style:style style:name="P29" style:parent-style-name="Normální" style:family="paragraph">
      <style:paragraph-properties fo:text-align="center" fo:margin-left="3.4416in" fo:text-indent="0.4916in">
        <style:tab-stops/>
      </style:paragraph-properties>
    </style:style>
    <style:style style:name="P30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/>
    </style:style>
    <style:style style:name="P31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/>
    </style:style>
    <style:style style:name="P32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/>
    </style:style>
    <style:style style:name="P33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/>
    </style:style>
    <style:style style:name="P34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style:font-name-complex="Arial"/>
    </style:style>
    <style:style style:name="P35" style:parent-style-name="Normální" style:family="paragraph">
      <style:text-properties fo:font-weight="bold" style:font-weight-asian="bold"/>
    </style:style>
    <style:style style:name="P36" style:parent-style-name="Normální" style:family="paragraph">
      <style:text-properties fo:font-weight="bold" style:font-weight-asian="bold"/>
    </style:style>
    <style:style style:name="P3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Váš dopis č. j.</text:p>
            <text:p text:style-name="Normální">Ze dne</text:p>
            <text:p text:style-name="Normální">Naše č. j.</text:p>
            <text:p text:style-name="Normální">Vyřizuje</text:p>
            <text:p text:style-name="Normální">Telefon</text:p>
            <text:p text:style-name="Normální">E-mail</text:p>
            <text:p text:style-name="Normální">Datum</text:p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>30. 10. 2020</text:p>
            <text:p text:style-name="Normální"><text:bookmark-start text:name="Text2"/>KVOP-46536/2020/KVOP<text:bookmark-end text:name="Text2"/></text:p>
            <text:p text:style-name="Normální"><text:bookmark-start text:name="Text3"/>Markéta Šimková<text:bookmark-end text:name="Text3"/></text:p>
            <text:p text:style-name="Normální"><text:bookmark-start text:name="Text4"/>+420 542 542 432<text:bookmark-end text:name="Text4"/></text:p>
            <text:p text:style-name="Normální">simkova@ochrance.cz</text:p>
            <text:p text:style-name="Normální"><text:bookmark-start text:name="Text6"/>02. 11. 2020<text:bookmark-end text:name="Text6"/></text:p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</text:p>
            <text:p text:style-name="Normální"><text:bookmark-start text:name="Text13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R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<text:bookmark-start text:name="Text1"/></text:p>
      <text:p text:style-name="P18"/>
      <text:p text:style-name="P19"><text:bookmark-end text:name="Text1"/>Vážený pane S.,</text:p>
      <text:p text:style-name="P20"/>
      <text:p text:style-name="P21">dne 30. 10. 2020 byla do Kanceláře veřejného ochránce práv doručena Vaše žádost podle zákona č. 106/1999 Sb., o svobodném přístupu<text:s/>k informacím, ve znění pozdějších předpisů, kterou žádáte o zaslání nového sborníku stanovisek veřejného ochránce práv.<text:s/></text:p>
      <text:p text:style-name="P22"/>
      <text:p text:style-name="P23">Ve smyslu zákona o svobodném přístupu k informacím Vám informaci poskytuji a v příloze zasílám<text:s/><text:span text:style-name="T24">sborník stanovisek veřejného ochránce pr</text:span><text:span text:style-name="T25">áv, Vězeňství II z roku 2019.</text:span></text:p>
      <text:p text:style-name="P26"/>
      <text:p text:style-name="P27"/>
      <text:p text:style-name="P28">S pozdravem</text:p>
      <text:p text:style-name="P29"/>
      <text:p text:style-name="P30"/>
      <text:p text:style-name="P31"><text:tab/>JUDr. Pavel Pořízek, Ph.D.</text:p>
      <text:p text:style-name="P32"><text:tab/>vedoucí Kanceláře veřejného ochránce práv</text:p>
      <text:p text:style-name="P33"/>
      <text:p text:style-name="P34"/>
      <text:p text:style-name="P35"/>
      <text:p text:style-name="P36">Příloha</text:p>
      <text:p text:style-name="P37">Sborník stanovisek veřejného ochránce práv – vězeňství II. (2019)</text:p>
      <text:p text:style-name="Normální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35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7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35" style:display-name="LFO35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LFO37" style:display-name="LFO37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208in" svg:y="-0.05417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VT7W*</text:span></text:p>
        <text:p text:style-name="P12"><text:span text:style-name="T13">KVOPX00AVT7W</text:span>KVOPX00AVT7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VOP</dc:creator>
    <meta:creation-date>2020-11-12T14:55:00Z</meta:creation-date>
    <dc:date>2020-11-16T10:15:00Z</dc:date>
    <meta:print-date>2016-06-27T08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16" meta:character-count="806" meta:row-count="5" meta:non-whitespace-character-count="691"/>
  </office:meta>
</office:document-meta>
</file>